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background-color="#000000" fo:padding="0.176cm" fo:border="none">
        <style:background-image/>
      </style:table-cell-properties>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style:min-row-height="11.298cm" fo:keep-together="auto"/>
    </style:style>
    <style:style style:name="Table2.A1" style:family="table-cell">
      <style:table-cell-properties style:vertical-align="" fo:background-color="#000000" fo:padding="0.176cm" fo:border="none">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orphans="0" fo:widows="0"/>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weight="bold" style:font-weight-asian="bold"/>
    </style:style>
    <style:style style:name="P6" style:family="paragraph" style:parent-style-name="Standard">
      <style:paragraph-properties fo:margin-left="0cm" fo:margin-right="0cm" fo:margin-top="0cm" fo:margin-bottom="0cm" loext:contextual-spacing="false" fo:line-height="100%" fo:text-indent="0cm" style:auto-text-indent="false"/>
    </style:style>
    <style:style style:name="P7" style:family="paragraph" style:parent-style-name="Standard">
      <style:paragraph-properties fo:margin-top="0cm" fo:margin-bottom="0cm" loext:contextual-spacing="false" fo:line-height="100%"/>
    </style:style>
    <style:style style:name="P8" style:family="paragraph" style:parent-style-name="Title">
      <style:paragraph-properties fo:margin-top="0cm" fo:margin-bottom="0cm" loext:contextual-spacing="false" fo:line-height="100%"/>
    </style:style>
    <style:style style:name="P9" style:family="paragraph" style:parent-style-name="Title">
      <style:paragraph-properties fo:margin-top="0cm" fo:margin-bottom="0cm" loext:contextual-spacing="false" fo:line-height="100%" fo:break-before="page"/>
    </style:style>
    <style:style style:name="P10" style:family="paragraph" style:parent-style-name="Standard">
      <loext:graphic-properties draw:fill="solid" draw:fill-color="#ffffff"/>
      <style:paragraph-properties fo:margin-top="0cm" fo:margin-bottom="0.282cm" loext:contextual-spacing="false" fo:line-height="100%" fo:background-color="#ffffff" fo:padding="0cm" fo:border="none"/>
    </style:style>
    <style:style style:name="P11" style:family="paragraph" style:parent-style-name="Standard">
      <style:paragraph-properties fo:margin-top="0cm" fo:margin-bottom="0.212cm" loext:contextual-spacing="false" fo:line-height="100%" fo:text-align="justify" style:justify-single-word="false"/>
    </style:style>
    <style:style style:name="P12" style:family="paragraph" style:parent-style-name="Standard">
      <style:paragraph-properties fo:margin-top="0cm" fo:margin-bottom="0.212cm" loext:contextual-spacing="false" fo:line-height="100%" fo:text-align="justify" style:justify-single-word="false"/>
      <style:text-properties fo:font-weight="bold" style:font-weight-asian="bold"/>
    </style:style>
    <style:style style:name="P13" style:family="paragraph" style:parent-style-name="Standard">
      <style:paragraph-properties fo:margin-left="3.81cm" fo:margin-right="0cm" fo:text-indent="0cm" style:auto-text-indent="false"/>
      <style:text-properties fo:font-weight="bold" style:font-weight-asian="bold"/>
    </style:style>
    <style:style style:name="P14" style:family="paragraph" style:parent-style-name="Standard">
      <style:paragraph-properties fo:margin-left="3.81cm" fo:margin-right="0cm" fo:text-indent="0cm" style:auto-text-indent="false"/>
      <style:text-properties fo:background-color="#efefef"/>
    </style:style>
    <style:style style:name="P15" style:family="paragraph" style:parent-style-name="Standard">
      <style:paragraph-properties fo:margin-left="1.27cm" fo:margin-right="0cm" fo:margin-top="0.564cm" fo:margin-bottom="0.388cm" loext:contextual-spacing="false" fo:line-height="100%" fo:text-indent="0cm" style:auto-text-indent="false"/>
      <style:text-properties fo:font-size="11.5pt" style:font-size-asian="11.5pt" style:font-size-complex="11.5pt"/>
    </style:style>
    <style:style style:name="P16" style:family="paragraph" style:parent-style-name="Heading_20_1">
      <style:paragraph-properties fo:margin-top="0.706cm" fo:margin-bottom="0cm" loext:contextual-spacing="false" fo:line-height="100%" fo:break-before="page"/>
    </style:style>
    <style:style style:name="P17" style:family="paragraph" style:parent-style-name="Standard" style:list-style-name="WWNum4">
      <style:paragraph-properties fo:margin-left="1.27cm" fo:margin-right="0cm" fo:text-indent="-0.635cm" style:auto-text-indent="false"/>
      <style:text-properties fo:font-size="12pt" style:font-size-asian="12pt" style:font-size-complex="12pt"/>
    </style:style>
    <style:style style:name="P18" style:family="paragraph" style:parent-style-name="Standard" style:list-style-name="WWNum3">
      <style:paragraph-properties fo:margin-left="1.27cm" fo:margin-right="0cm" fo:text-indent="-0.635cm" style:auto-text-indent="false"/>
      <style:text-properties style:text-underline-style="solid" style:text-underline-width="auto" style:text-underline-color="font-color" fo:font-weight="bold" style:font-weight-asian="bold" style:font-weight-complex="bold"/>
    </style:style>
    <style:style style:name="P19" style:family="paragraph" style:parent-style-name="Standard" style:list-style-name="WWNum3">
      <style:paragraph-properties fo:margin-left="1.27cm" fo:margin-right="0cm" fo:text-indent="-0.635cm" style:auto-text-indent="false"/>
    </style:style>
    <style:style style:name="P20" style:family="paragraph" style:parent-style-name="Standard" style:list-style-name="WWNum5">
      <style:paragraph-properties fo:margin-left="1.27cm" fo:margin-right="0cm" fo:text-indent="-0.635cm" style:auto-text-indent="false"/>
    </style:style>
    <style:style style:name="P21" style:family="paragraph" style:parent-style-name="Standard" style:list-style-name="WWNum7">
      <style:paragraph-properties fo:margin-left="1.27cm" fo:margin-right="0cm" fo:margin-top="0cm" fo:margin-bottom="0cm" loext:contextual-spacing="false" fo:line-height="100%" fo:text-indent="-0.635cm" style:auto-text-indent="false"/>
    </style:style>
    <style:style style:name="P22" style:family="paragraph" style:parent-style-name="Standard" style:list-style-name="WWNum2">
      <style:paragraph-properties fo:margin-left="1.27cm" fo:margin-right="0cm" fo:margin-top="0cm" fo:margin-bottom="0cm" loext:contextual-spacing="false" fo:line-height="100%" fo:text-indent="-0.635cm" style:auto-text-indent="false"/>
    </style:style>
    <style:style style:name="P23" style:family="paragraph" style:parent-style-name="Standard" style:list-style-name="WWNum7">
      <style:paragraph-properties fo:margin-left="1.27cm" fo:margin-right="0cm" fo:margin-top="0cm" fo:margin-bottom="0cm" loext:contextual-spacing="false" fo:line-height="100%" fo:text-indent="-0.635cm" style:auto-text-indent="false"/>
      <style:text-properties style:text-underline-style="solid" style:text-underline-width="auto" style:text-underline-color="font-color" fo:font-weight="bold" style:font-weight-asian="bold" style:font-weight-complex="bold"/>
    </style:style>
    <style:style style:name="P24" style:family="paragraph" style:parent-style-name="Standard" style:list-style-name="WWNum2">
      <style:paragraph-properties fo:margin-left="1.27cm" fo:margin-right="0cm" fo:margin-top="0cm" fo:margin-bottom="0cm" loext:contextual-spacing="false" fo:line-height="100%" fo:text-indent="-0.635cm" style:auto-text-indent="false"/>
      <style:text-properties style:text-underline-style="solid" style:text-underline-width="auto" style:text-underline-color="font-color" fo:font-weight="bold" style:font-weight-asian="bold" style:font-weight-complex="bold"/>
    </style:style>
    <style:style style:name="P25"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fo:padding="0cm" fo:border="none"/>
    </style:style>
    <style:style style:name="P26"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fo:padding="0cm" fo:border="none"/>
      <style:text-properties style:text-underline-style="solid" style:text-underline-width="auto" style:text-underline-color="font-color" fo:font-weight="bold" style:font-weight-asian="bold" style:font-weight-complex="bold"/>
    </style:style>
    <style:style style:name="P27" style:family="paragraph" style:parent-style-name="Standard" style:list-style-name="WWNum1">
      <loext:graphic-properties draw:fill="solid" draw:fill-color="#ffffff"/>
      <style:paragraph-properties fo:margin-left="1.27cm" fo:margin-right="0cm" fo:margin-top="0cm" fo:margin-bottom="0.282cm" loext:contextual-spacing="false" fo:line-height="100%" fo:text-indent="-0.635cm" style:auto-text-indent="false" fo:background-color="#ffffff" fo:padding="0cm" fo:border="none"/>
    </style:style>
    <style:style style:name="P28" style:family="paragraph" style:parent-style-name="Standard" style:list-style-name="WWNum6">
      <style:paragraph-properties fo:margin-left="2.54cm" fo:margin-right="0cm" fo:margin-top="0cm" fo:margin-bottom="0cm" loext:contextual-spacing="false" fo:line-height="100%" fo:text-indent="-0.635cm" style:auto-text-indent="false"/>
    </style:style>
    <style:style style:name="P29" style:family="paragraph" style:parent-style-name="Standard" style:list-style-name="WWNum6">
      <style:paragraph-properties fo:margin-left="2.54cm" fo:margin-right="0cm" fo:margin-top="0cm" fo:margin-bottom="0cm" loext:contextual-spacing="false" fo:line-height="100%" fo:text-indent="-0.635cm" style:auto-text-indent="false"/>
      <style:text-properties style:text-underline-style="solid" style:text-underline-width="auto" style:text-underline-color="font-color" fo:font-weight="bold" style:font-weight-asian="bold" style:font-weight-complex="bold"/>
    </style:style>
    <style:style style:name="P30" style:family="paragraph" style:parent-style-name="Heading_20_1" style:master-page-name="Standard">
      <style:paragraph-properties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4pt" fo:font-weight="bold" style:font-size-asian="14pt" style:font-weight-asian="bold" style:font-size-complex="14pt"/>
    </style:style>
    <style:style style:name="T4" style:family="text">
      <style:text-properties fo:font-weight="bold" style:font-weight-asian="bold"/>
    </style:style>
    <style:style style:name="T5" style:family="text">
      <style:text-properties fo:color="#ffff55" style:font-name="Consolas" fo:background-color="#000000" loext:char-shading-value="0" style:font-name-asian="Consolas1" style:font-name-complex="Consolas1"/>
    </style:style>
    <style:style style:name="T6" style:family="text">
      <style:text-properties fo:color="#aaaaaa" style:font-name="Consolas" fo:background-color="#000000" loext:char-shading-value="0" style:font-name-asian="Consolas1" style:font-name-complex="Consolas1"/>
    </style:style>
    <style:style style:name="T7" style:family="text">
      <style:text-properties fo:color="#8888ff" style:font-name="Consolas" fo:background-color="#000000" loext:char-shading-value="0" style:font-name-asian="Consolas1" style:font-name-complex="Consolas1"/>
    </style:style>
    <style:style style:name="T8" style:family="text">
      <style:text-properties fo:color="#55ffff" style:font-name="Consolas" fo:background-color="#000000" loext:char-shading-value="0" style:font-name-asian="Consolas1" style:font-name-complex="Consolas1"/>
    </style:style>
    <style:style style:name="T9" style:family="text">
      <style:text-properties fo:color="#ff55ff" style:font-name="Consolas" fo:background-color="#000000" loext:char-shading-value="0" style:font-name-asian="Consolas1" style:font-name-complex="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pdoedwt972y4"/></text:p>
      <text:p text:style-name="Heading_20_1"><text:bookmark text:name="_oy41cyl28rwc"/>Practical 5: Advanced Sorting Algorithms </text:p>
      <text:p text:style-name="Heading_20_1"><text:bookmark text:name="_kdq92pbvn6nm"/><text:s/><text:tab/></text:p>
      <text:p text:style-name="P2">What am I doing today? </text:p>
      <text:p text:style-name="P1">Today’s practical focuses on: <text:s/></text:p>
      <text:list xml:id="list2693444153" text:style-name="WWNum4">
        <text:list-item>
          <text:p text:style-name="P17">Implementing Mergesort from pseudo-code and comparing Mergesort to Insertion Sort for increasing input sizes</text:p>
        </text:list-item>
        <text:list-item>
          <text:p text:style-name="P17">Implementing enhanced Mergesort</text:p>
        </text:list-item>
        <text:list-item>
          <text:p text:style-name="P17">Compare the performance between 3 sorting algorithms</text:p>
        </text:list-item>
      </text:list>
      <text:p text:style-name="P1"/>
      <text:p text:style-name="P2">Instructions</text:p>
      <text:p text:style-name="P1">Try all the questions. Ask for help from the demonstrators if you get stuck. </text:p>
      <text:p text:style-name="P2"/>
      <text:p text:style-name="Standard"><text:span text:style-name="T1">Grading: Remember </text:span><text:span text:style-name="T2">if you complete the practical, add the code to your GitHub repo which needs to be submitted at the end of the course</text:span><text:span text:style-name="T1"> for an extra 5%</text:span></text:p>
      <text:p text:style-name="P8"><text:bookmark text:name="_a31vefqfl0oj"/></text:p>
      <text:p text:style-name="P8"><text:bookmark text:name="_ynivg861080l"/></text:p>
      <text:p text:style-name="P8"><text:bookmark text:name="_1tp3tmg1poez"/></text:p>
      <text:p text:style-name="P8"><text:bookmark text:name="_tc70le6p6vo"/></text:p>
      <text:p text:style-name="P16"><text:bookmark text:name="_lamfvkpj28nh"/>Quick Questions</text:p>
      <text:p text:style-name="P6">1. Mergesort guarantees to sort an array in <text:s/>_______ <text:s/>time, regardless of the input: </text:p>
      <text:list xml:id="list2761006040" text:style-name="WWNum6">
        <text:list-item>
          <text:p text:style-name="P28">Linear time</text:p>
        </text:list-item>
        <text:list-item>
          <text:p text:style-name="P28">Quadratic time </text:p>
        </text:list-item>
        <text:list-item>
          <text:p text:style-name="P29">Linearithmic time</text:p>
        </text:list-item>
        <text:list-item>
          <text:p text:style-name="P28">Logarithmic time</text:p>
        </text:list-item>
      </text:list>
      <text:p text:style-name="P7"/>
      <text:p text:style-name="P7"/>
      <text:p text:style-name="P7">2. The main disadvantage of MergeSort is: </text:p>
      <text:list xml:id="list662847580" text:style-name="WWNum7">
        <text:list-item>
          <text:p text:style-name="P21">It is difficult to implement</text:p>
        </text:list-item>
        <text:list-item>
          <text:p text:style-name="P23">It uses extra space in proportion to the size of the input</text:p>
        </text:list-item>
        <text:list-item>
          <text:p text:style-name="P21">It is an unstable sort</text:p>
        </text:list-item>
        <text:list-item>
          <text:p text:style-name="P21">None of the above</text:p>
        </text:list-item>
      </text:list>
      <text:p text:style-name="P7"/>
      <text:p text:style-name="P7"/>
      <text:p text:style-name="P7">3. Merge sort makes use of which common algorithm strategy? </text:p>
      <text:list xml:id="list3246377509" text:style-name="WWNum2">
        <text:list-item>
          <text:p text:style-name="P22">Dynamic Programming</text:p>
        </text:list-item>
        <text:list-item>
          <text:p text:style-name="P22">Branch-and-bound</text:p>
        </text:list-item>
        <text:list-item>
          <text:p text:style-name="P22">Greedy approach</text:p>
        </text:list-item>
        <text:list-item>
          <text:p text:style-name="P24">Divide and conquer</text:p>
        </text:list-item>
      </text:list>
      <text:p text:style-name="P6"/>
      <text:p text:style-name="P7"/>
      <text:p text:style-name="P10">4. Which sorting algorithm will take the least time when all elements of the input array are identical? </text:p>
      <text:list xml:id="list1667623248" text:style-name="WWNum1">
        <text:list-item>
          <text:p text:style-name="P25">Insertion Sort</text:p>
        </text:list-item>
        <text:list-item>
          <text:p text:style-name="P26">MergeSort</text:p>
        </text:list-item>
        <text:list-item>
          <text:p text:style-name="P25">Selection Sort</text:p>
        </text:list-item>
        <text:list-item>
          <text:p text:style-name="P27">Bogo Sort </text:p>
        </text:list-item>
      </text:list>
      <text:p text:style-name="Standard"/>
      <text:p text:style-name="Standard">5. Which sorting algorithm should you use when the order of input is not known? </text:p>
      <text:list xml:id="list1428589810" text:style-name="WWNum3">
        <text:list-item>
          <text:p text:style-name="P18">Mergesort </text:p>
        </text:list-item>
        <text:list-item>
          <text:p text:style-name="P19">Insertion sort</text:p>
        </text:list-item>
        <text:list-item>
          <text:p text:style-name="P19">Selection sort</text:p>
        </text:list-item>
        <text:list-item>
          <text:p text:style-name="P19">Shell sort </text:p>
        </text:list-item>
      </text:list>
      <text:p text:style-name="P8"><text:bookmark text:name="_uv4in83lp2t3"/></text:p>
      <text:p text:style-name="P8"><text:bookmark text:name="_5d66wo9txpp7"/></text:p>
      <text:p text:style-name="P9"><text:bookmark text:name="_p4hrbf41hq46"/>Algorithmic Development</text:p>
      <text:p text:style-name="Standard"/>
      <text:p text:style-name="P11"><text:span text:style-name="T3">Part 1</text:span><text:span text:style-name="T4"> </text:span></text:p>
      <text:p text:style-name="P11">Let’s start by implementing a version of the Merge Sort algorithm (using the pseudo-code below) that sort values in ascending order. </text:p>
      <text:p text:style-name="P12">*please add this function to your class of sorts that you created last week. </text:p>
      <text:p text:style-name="P12"/>
      <text:p text:style-name="P12">First implement mergeSort: </text:p>
      <table:table table:name="Table1" table:style-name="Table1">
        <table:table-column table:style-name="Table1.A"/>
        <table:table-row table:style-name="Table1.1">
          <table:table-cell table:style-name="Table1.A1" office:value-type="string">
            <text:p text:style-name="P3"><text:span text:style-name="T5">function </text:span><text:span text:style-name="T6">mergeSort</text:span><text:span text:style-name="T5"> </text:span><text:span text:style-name="T7">(</text:span><text:span text:style-name="T5">int</text:span><text:span text:style-name="T7">[] a)</text:span><text:span text:style-name="T6">{<text:line-break/><text:line-break/>N = array.length; <text:line-break/><text:line-break/></text:span><text:span text:style-name="T8">//base case</text:span><text:span text:style-name="T6"><text:line-break/></text:span><text:span text:style-name="T5">if</text:span><text:span text:style-name="T6"> (n == </text:span><text:span text:style-name="T9">1</text:span><text:span text:style-name="T6">){<text:line-break/></text:span><text:span text:style-name="T5">return</text:span><text:span text:style-name="T6"> array; <text:line-break/>} <text:line-break/><text:line-break/></text:span><text:span text:style-name="T8">//create left and right sub-arrays</text:span><text:span text:style-name="T6"><text:line-break/>left = mergeSort(left);<text:line-break/>right = mergeSort(right); <text:line-break/><text:line-break/>mergeArray = merge(left, right); <text:line-break/><text:line-break/></text:span><text:span text:style-name="T5">return</text:span><text:span text:style-name="T6"> mergedArray; <text:line-break/>} </text:span></text:p>
          </table:table-cell>
        </table:table-row>
      </table:table>
      <text:p text:style-name="P3"/>
      <text:p text:style-name="P12">Second implement the recursive merge: </text:p>
      <text:p text:style-name="P3"/>
      <table:table table:name="Table2" table:style-name="Table2">
        <table:table-column table:style-name="Table2.A"/>
        <table:table-row table:style-name="Table2.1">
          <table:table-cell table:style-name="Table2.A1" office:value-type="string">
            <text:p text:style-name="P3"><text:span text:style-name="T5">function </text:span><text:span text:style-name="T6">merge</text:span><text:span text:style-name="T5"> </text:span><text:span text:style-name="T7">(</text:span><text:span text:style-name="T5">int</text:span><text:span text:style-name="T7">[] a, </text:span><text:span text:style-name="T5">int</text:span><text:span text:style-name="T7">[] b)</text:span><text:span text:style-name="T6">{<text:line-break/><text:line-break/></text:span><text:span text:style-name="T8">//repeat while both arrays have elements in them</text:span><text:span text:style-name="T6"><text:line-break/></text:span><text:span text:style-name="T5">while</text:span><text:span text:style-name="T6"> (a.notEmpty() &amp;&amp; b.notEmpty()){<text:line-break/><text:line-break/></text:span><text:span text:style-name="T8">//if element in 1st array is &lt;= 1st element in 2nd array</text:span><text:span text:style-name="T6"><text:line-break/></text:span><text:span text:style-name="T5">if</text:span><text:span text:style-name="T6"> (a.firstElement &lt;= b.firstElement){<text:line-break/>S.insertLast(a.removeFirst()); <text:line-break/>} </text:span><text:span text:style-name="T5">else</text:span><text:span text:style-name="T6"> </text:span><text:span text:style-name="T5">if</text:span><text:span text:style-name="T6"> (b.firstElement &lt;= a.firstElement){<text:line-break/>S.insertLast(b.removeFirst());<text:line-break/>}<text:line-break/><text:line-break/></text:span><text:span text:style-name="T8">//when while loop ends</text:span><text:span text:style-name="T6"><text:line-break/>If (a.notEmpty()){<text:line-break/></text:span><text:span text:style-name="T8">//add remaining elements in a to S</text:span><text:span text:style-name="T6"><text:line-break/></text:span><text:soft-page-break/><text:span text:style-name="T6">} </text:span><text:span text:style-name="T5">else</text:span><text:span text:style-name="T6"> </text:span><text:span text:style-name="T5">if</text:span><text:span text:style-name="T6"> (b.notEmpty()){<text:line-break/></text:span><text:span text:style-name="T8">//add remaining elements in b to S</text:span><text:span text:style-name="T6"><text:line-break/>} <text:line-break/><text:line-break/></text:span><text:span text:style-name="T5">return</text:span><text:span text:style-name="T6"> S;</text:span></text:p>
          </table:table-cell>
        </table:table-row>
      </table:table>
      <text:p text:style-name="P3"/>
      <text:p text:style-name="P12"/>
      <text:p text:style-name="Standard"><text:span text:style-name="T3">Part 2</text:span> </text:p>
      <text:p text:style-name="Standard">Write a second version of MergeSort that implements the two improvements to mergesort that we covered in the lecture: </text:p>
      <text:list xml:id="list280001299" text:style-name="WWNum5">
        <text:list-item>
          <text:p text:style-name="P20">add a cutoff for small subarrays and use insertion sort (written last time) to handle them. We can improve most recursive algorithms by handling small cases differently. </text:p>
        </text:list-item>
      </text:list>
      <text:p text:style-name="P13"/>
      <text:p text:style-name="P13">Pseudo-code: <text:s/></text:p>
      <text:p text:style-name="P14">if (hi &lt;= lo + CUTOFF) { </text:p>
      <text:p text:style-name="P14"><text:s text:c="6"/>insertionSort(dst, lo, hi);</text:p>
      <text:p text:style-name="P14"><text:s text:c="12"/>return;</text:p>
      <text:p text:style-name="P14"><text:s text:c="8"/>}</text:p>
      <text:p text:style-name="Standard"/>
      <text:list xml:id="list194227702914414" text:continue-numbering="true" text:style-name="WWNum5">
        <text:list-item>
          <text:p text:style-name="P20">test whether the array is already in order. We can reduce the running time to be linear for arrays that are already in order by adding a test to skip call to merge() if a[mid] is less than or equal to a[mid+1]. <text:span text:style-name="T4">In other words, if the last element in the first sorted array is less than or equal to the first element in the second sorted array then you can just add the entire second array in without the need for comparisons. </text:span>With this change, we still do all the recursive calls, but the running time for any sorted subarray is linear.</text:p>
        </text:list-item>
      </text:list>
      <text:p text:style-name="Standard"/>
      <text:p text:style-name="P4">Part 3</text:p>
      <text:p text:style-name="P5">Compare the performance of Insertion Sort, MergeSort and MergeSortEnhanced on a range of inputs (N= 10, 1000, 10000, 100000 etc.). </text:p>
      <text:p text:style-name="Standard"/>
      <text:p text:style-name="Standard">Solution note: Switching to insertion sort for small subarrays will improve the running time of a typical mergesort implementation by 10 to 15 percent.</text:p>
      <text:p text:style-name="Standard"/>
      <text:p text:style-name="P1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24T17:21:56.987198633</dc:date>
    <meta:editing-duration>PT1M18S</meta:editing-duration>
    <meta:editing-cycles>7</meta:editing-cycles>
    <meta:document-statistic meta:table-count="2" meta:image-count="0" meta:object-count="0" meta:page-count="4" meta:paragraph-count="56" meta:word-count="590" meta:character-count="3558" meta:non-whitespace-character-count="2974"/>
  </office:meta>
</office:document-meta>
</file>